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X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0" table:formula="of:=SUM([.B4];[.B7];[.B10];[.B13];[.B16];[.B19])" table:style-name="ce6">
            <text:p>0</text:p>
          </table:table-cell>
          <table:table-cell office:value-type="float" office:value="0" table:formula="of:=SUM([.C4];[.C7];[.C10];[.C13];[.C16];[.C19])" table:style-name="ce6">
            <text:p>0</text:p>
          </table:table-cell>
          <table:table-cell office:value-type="float" office:value="0" table:formula="of:=SUM([.D4];[.D7];[.D10];[.D13];[.D16];[.D19])" table:style-name="ce6">
            <text:p>0</text:p>
          </table:table-cell>
          <table:table-cell office:value-type="float" office:value="0" table:formula="of:=SUM([.E4];[.E7];[.E10];[.E13];[.E16];[.E19])" table:style-name="ce6">
            <text:p>0</text:p>
          </table:table-cell>
          <table:table-cell office:value-type="float" office:value="0" table:formula="of:=SUM([.F4];[.F7];[.F10];[.F13];[.F16];[.F19])" table:style-name="ce6">
            <text:p>0</text:p>
          </table:table-cell>
          <table:table-cell table:number-columns-repeated="16378"/>
        </table:table-row>
        <table:table-row table:number-rows-repeated="1048554" table:style-name="ro4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...</text:p>
          </table:table-cell>
          <table:table-cell table:number-columns-repeated="16383" table:style-name="ce1"/>
        </table:table-row>
        <table:table-row table:style-name="ro6">
          <table:table-cell table:style-name="ce10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7">
          <table:table-cell table:style-name="ce11"/>
          <table:table-cell table:number-columns-repeated="16383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2-23T17:56:25Z</dc:date>
    <meta:editing-cycles>31</meta:editing-cycles>
    <meta:editing-duration>PT8635S</meta:editing-duration>
    <meta:user-defined meta:name="Info 1"/>
    <meta:user-defined meta:name="Info 2"/>
    <meta:user-defined meta:name="Info 3"/>
    <meta:user-defined meta:name="Info 4"/>
  </office:meta>
</office:document-meta>
</file>